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5.42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88cm"/>
    </style:style>
    <style:style style:name="Tabela4.B" style:family="table-column">
      <style:table-column-properties style:column-width="15.42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5.425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b2b2b2" fo:padding="0.097cm" fo:border="0.05pt solid #000000">
        <style:background-image/>
      </style:table-cell-properties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588cm"/>
    </style:style>
    <style:style style:name="Tabela6.B" style:family="table-column">
      <style:table-column-properties style:column-width="15.425cm"/>
    </style:style>
    <style:style style:name="Tabe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b2b2b2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15.425cm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9fc" officeooo:paragraph-rsid="0014b9fc"/>
    </style:style>
    <style:style style:name="P2" style:family="paragraph" style:parent-style-name="Standard">
      <style:paragraph-properties fo:text-align="end" style:justify-single-word="false"/>
      <style:text-properties officeooo:rsid="0014b9fc" officeooo:paragraph-rsid="001972a0"/>
    </style:style>
    <style:style style:name="P3" style:family="paragraph" style:parent-style-name="Standard">
      <style:text-properties officeooo:rsid="0014b9fc" officeooo:paragraph-rsid="0033f800"/>
    </style:style>
    <style:style style:name="P4" style:family="paragraph" style:parent-style-name="Standard">
      <style:text-properties officeooo:rsid="0015fd79" officeooo:paragraph-rsid="0015fd79"/>
    </style:style>
    <style:style style:name="P5" style:family="paragraph" style:parent-style-name="Standard">
      <style:text-properties officeooo:rsid="0017a4ef" officeooo:paragraph-rsid="0017a4ef"/>
    </style:style>
    <style:style style:name="P6" style:family="paragraph" style:parent-style-name="Standard">
      <style:text-properties officeooo:rsid="0017a4ef" officeooo:paragraph-rsid="001b09bc"/>
    </style:style>
    <style:style style:name="P7" style:family="paragraph" style:parent-style-name="Standard">
      <style:text-properties officeooo:rsid="0017a4ef" officeooo:paragraph-rsid="00289ca6"/>
    </style:style>
    <style:style style:name="P8" style:family="paragraph" style:parent-style-name="Standard">
      <style:text-properties officeooo:rsid="0017a4ef" officeooo:paragraph-rsid="0026590b"/>
    </style:style>
    <style:style style:name="P9" style:family="paragraph" style:parent-style-name="Standard">
      <style:text-properties officeooo:rsid="0017a4ef" officeooo:paragraph-rsid="0033f800"/>
    </style:style>
    <style:style style:name="P10" style:family="paragraph" style:parent-style-name="Standard">
      <style:paragraph-properties fo:text-align="center" style:justify-single-word="false"/>
      <style:text-properties officeooo:rsid="001972a0" officeooo:paragraph-rsid="001972a0"/>
    </style:style>
    <style:style style:name="P11" style:family="paragraph" style:parent-style-name="Standard">
      <style:paragraph-properties fo:text-align="end" style:justify-single-word="false"/>
      <style:text-properties officeooo:rsid="001972a0" officeooo:paragraph-rsid="001972a0"/>
    </style:style>
    <style:style style:name="P12" style:family="paragraph" style:parent-style-name="Standard">
      <style:paragraph-properties fo:text-align="end" style:justify-single-word="false"/>
      <style:text-properties fo:font-weight="bold" officeooo:rsid="001972a0" officeooo:paragraph-rsid="001972a0" style:font-weight-asian="bold" style:font-weight-complex="bold"/>
    </style:style>
    <style:style style:name="P13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14" style:family="paragraph" style:parent-style-name="Standard">
      <style:text-properties fo:font-weight="bold" officeooo:rsid="001972a0" officeooo:paragraph-rsid="001b09bc" style:font-weight-asian="bold" style:font-weight-complex="bold"/>
    </style:style>
    <style:style style:name="P15" style:family="paragraph" style:parent-style-name="Standard">
      <style:text-properties fo:font-weight="bold" officeooo:rsid="0015fd79" officeooo:paragraph-rsid="0015fd79" style:font-weight-asian="bold" style:font-weight-complex="bold"/>
    </style:style>
    <style:style style:name="P16" style:family="paragraph" style:parent-style-name="Standard">
      <style:text-properties fo:font-weight="bold" officeooo:rsid="0017a4ef" officeooo:paragraph-rsid="0017a4ef" style:font-weight-asian="bold" style:font-weight-complex="bold"/>
    </style:style>
    <style:style style:name="P17" style:family="paragraph" style:parent-style-name="Standard">
      <style:text-properties fo:font-weight="bold" officeooo:rsid="001b09bc" officeooo:paragraph-rsid="001b09bc" style:font-weight-asian="bold" style:font-weight-complex="bold"/>
    </style:style>
    <style:style style:name="P18" style:family="paragraph" style:parent-style-name="Standard">
      <style:text-properties officeooo:paragraph-rsid="001b09bc"/>
    </style:style>
    <style:style style:name="P19" style:family="paragraph" style:parent-style-name="Standard">
      <style:text-properties fo:font-weight="normal" officeooo:rsid="001b09bc" officeooo:paragraph-rsid="001b09bc" style:font-weight-asian="normal" style:font-weight-complex="normal"/>
    </style:style>
    <style:style style:name="P20" style:family="paragraph" style:parent-style-name="Standard">
      <style:text-properties officeooo:rsid="0026590b" officeooo:paragraph-rsid="0026590b"/>
    </style:style>
    <style:style style:name="P21" style:family="paragraph" style:parent-style-name="Standard">
      <style:paragraph-properties fo:text-align="center" style:justify-single-word="false"/>
      <style:text-properties officeooo:rsid="001b09bc" officeooo:paragraph-rsid="001b09bc"/>
    </style:style>
    <style:style style:name="P22" style:family="paragraph" style:parent-style-name="Standard">
      <style:paragraph-properties fo:text-align="center" style:justify-single-word="false"/>
      <style:text-properties officeooo:rsid="001b09bc" officeooo:paragraph-rsid="002b0a17"/>
    </style:style>
    <style:style style:name="P23" style:family="paragraph" style:parent-style-name="Standard">
      <style:paragraph-properties fo:text-align="center" style:justify-single-word="false"/>
      <style:text-properties officeooo:rsid="001b09bc" officeooo:paragraph-rsid="002cc61b"/>
    </style:style>
    <style:style style:name="P24" style:family="paragraph" style:parent-style-name="Standard">
      <style:text-properties officeooo:paragraph-rsid="002b0a17"/>
    </style:style>
    <style:style style:name="P25" style:family="paragraph" style:parent-style-name="Standard">
      <style:text-properties officeooo:paragraph-rsid="002cc61b"/>
    </style:style>
    <style:style style:name="P26" style:family="paragraph" style:parent-style-name="Standard">
      <style:paragraph-properties fo:text-align="center" style:justify-single-word="false"/>
      <style:text-properties fo:font-size="9pt" fo:font-style="italic" fo:font-weight="bold" officeooo:rsid="001b09bc" officeooo:paragraph-rsid="002cc61b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Table_20_Contents">
      <style:text-properties officeooo:rsid="001972a0" officeooo:paragraph-rsid="001972a0"/>
    </style:style>
    <style:style style:name="P28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972a0"/>
    </style:style>
    <style:style style:name="P29" style:family="paragraph" style:parent-style-name="Table_20_Contents">
      <style:text-properties officeooo:rsid="001972a0" officeooo:paragraph-rsid="001b09bc"/>
    </style:style>
    <style:style style:name="P30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b09bc"/>
    </style:style>
    <style:style style:name="P31" style:family="paragraph" style:parent-style-name="Table_20_Contents">
      <style:text-properties officeooo:rsid="001972a0" officeooo:paragraph-rsid="002b0a17"/>
    </style:style>
    <style:style style:name="P32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b0a17"/>
    </style:style>
    <style:style style:name="P33" style:family="paragraph" style:parent-style-name="Table_20_Contents">
      <style:text-properties officeooo:rsid="001972a0" officeooo:paragraph-rsid="002cc61b"/>
    </style:style>
    <style:style style:name="P34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cc61b"/>
    </style:style>
    <style:style style:name="P35" style:family="paragraph" style:parent-style-name="Table_20_Contents">
      <style:text-properties officeooo:paragraph-rsid="001b09bc"/>
    </style:style>
    <style:style style:name="P36" style:family="paragraph" style:parent-style-name="Table_20_Contents">
      <style:text-properties officeooo:rsid="001b09bc" officeooo:paragraph-rsid="001b09bc"/>
    </style:style>
    <style:style style:name="P37" style:family="paragraph" style:parent-style-name="Table_20_Contents">
      <style:text-properties officeooo:rsid="001b09bc" officeooo:paragraph-rsid="002b0a17"/>
    </style:style>
    <style:style style:name="P38" style:family="paragraph" style:parent-style-name="Table_20_Contents">
      <style:text-properties officeooo:rsid="001b09bc" officeooo:paragraph-rsid="002cc61b"/>
    </style:style>
    <style:style style:name="P39" style:family="paragraph" style:parent-style-name="Table_20_Contents">
      <style:text-properties officeooo:rsid="00289ca6" officeooo:paragraph-rsid="00289ca6"/>
    </style:style>
    <style:style style:name="P40" style:family="paragraph" style:parent-style-name="Table_20_Contents">
      <style:text-properties officeooo:rsid="002b0a17" officeooo:paragraph-rsid="002b0a17"/>
    </style:style>
    <style:style style:name="P41" style:family="paragraph" style:parent-style-name="Table_20_Contents">
      <style:text-properties officeooo:rsid="002b0a17" officeooo:paragraph-rsid="002cc61b"/>
    </style:style>
    <style:style style:name="P42" style:family="paragraph" style:parent-style-name="Table_20_Contents">
      <style:text-properties officeooo:paragraph-rsid="002b0a17"/>
    </style:style>
    <style:style style:name="P43" style:family="paragraph" style:parent-style-name="Table_20_Contents">
      <style:text-properties officeooo:rsid="002cc61b" officeooo:paragraph-rsid="002cc61b"/>
    </style:style>
    <style:style style:name="P44" style:family="paragraph" style:parent-style-name="Table_20_Contents">
      <style:text-properties officeooo:paragraph-rsid="002cc61b"/>
    </style:style>
    <style:style style:name="P45" style:family="paragraph" style:parent-style-name="Table_20_Contents">
      <style:text-properties officeooo:rsid="002d68c7" officeooo:paragraph-rsid="002d68c7"/>
    </style:style>
    <style:style style:name="P46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2d68c7" officeooo:paragraph-rsid="002d68c7"/>
    </style:style>
    <style:style style:name="T1" style:family="text">
      <style:text-properties officeooo:rsid="001972a0"/>
    </style:style>
    <style:style style:name="T2" style:family="text">
      <style:text-properties officeooo:rsid="001b09bc"/>
    </style:style>
    <style:style style:name="T3" style:family="text">
      <style:text-properties fo:font-weight="normal" officeooo:rsid="001b09bc" style:font-weight-asian="normal" style:font-weight-complex="normal"/>
    </style:style>
    <style:style style:name="T4" style:family="text">
      <style:text-properties fo:font-weight="normal" officeooo:rsid="00289ca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01c6"/>
    </style:style>
    <style:style style:name="T7" style:family="text">
      <style:text-properties officeooo:rsid="001f966c"/>
    </style:style>
    <style:style style:name="T8" style:family="text">
      <style:text-properties officeooo:rsid="001fba23"/>
    </style:style>
    <style:style style:name="T9" style:family="text">
      <style:text-properties officeooo:rsid="0020d301"/>
    </style:style>
    <style:style style:name="T10" style:family="text">
      <style:text-properties officeooo:rsid="002480ad"/>
    </style:style>
    <style:style style:name="T11" style:family="text">
      <style:text-properties officeooo:rsid="0024812f"/>
    </style:style>
    <style:style style:name="T12" style:family="text">
      <style:text-properties officeooo:rsid="0026590b"/>
    </style:style>
    <style:style style:name="T13" style:family="text">
      <style:text-properties officeooo:rsid="00289ca6"/>
    </style:style>
    <style:style style:name="T14" style:family="text">
      <style:text-properties officeooo:rsid="002b0a17"/>
    </style:style>
    <style:style style:name="T15" style:family="text">
      <style:text-properties officeooo:rsid="002cc61b"/>
    </style:style>
    <style:style style:name="T16" style:family="text">
      <style:text-properties officeooo:rsid="002f2a42"/>
    </style:style>
    <style:style style:name="T17" style:family="text">
      <style:text-properties officeooo:rsid="0033f800"/>
    </style:style>
    <style:style style:name="T18" style:family="text">
      <style:text-properties officeooo:rsid="00342e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stema de Gerenciamento de Biblioteca</text:p>
      <text:p text:style-name="P12"/>
      <text:p text:style-name="P2">Levantamento de Requisitos <text:span text:style-name="T1">e User Stories</text:span></text:p>
      <text:p text:style-name="P2"/>
      <text:p text:style-name="P11">Equipe</text:p>
      <text:p text:style-name="P11">Camila Ferreira de Carvalho</text:p>
      <text:p text:style-name="P11">Eduardo Lucas Crispim de Castro</text:p>
      <text:p text:style-name="P11">Mailson Dennis Trajano <text:span text:style-name="T7">de Souza</text:span></text:p>
      <text:p text:style-name="P10"/>
      <text:p text:style-name="P11">Versão 1.<text:span text:style-name="T16">1</text:span></text:p>
      <text:p text:style-name="P1"/>
      <text:p text:style-name="P1"/>
      <text:p text:style-name="P15">1 Objetivo </text:p>
      <text:p text:style-name="P4"><text:tab/>Este documento tem a finalidade de expor e descrever as informações sobre o sistema de gerenciamento de biblioteca da maneira mais detalhada possível para um<text:span text:style-name="T10">a melhor compreensão</text:span> <text:span text:style-name="T9">pelos desenvolvedores e clientes.</text:span></text:p>
      <text:p text:style-name="P4"/>
      <text:p text:style-name="P15">2 Escopo </text:p>
      <text:p text:style-name="P4"><text:tab/>O sistema tem como característica principal o controle e gestão de livros disponíveis n<text:span text:style-name="T11">a biblioteca</text:span>, empréstimos <text:span text:style-name="T9">e devoluções</text:span>. A<text:span text:style-name="T9">lém disso </text:span>permite a consulta <text:span text:style-name="T11">e</text:span> visualização d<text:span text:style-name="T11">a</text:span> descrição de cada livro. <text:span text:style-name="T11">Livros podem ser adicionados ou removidos pelo usuário, que pode também cadastrar clientes do estabelecimento.</text:span></text:p>
      <text:p text:style-name="P4"/>
      <text:p text:style-name="P16">3 Missão </text:p>
      <text:p text:style-name="P5"><text:tab/>O sistema tem como principal objetivo auxiliar a <text:span text:style-name="T9">biblioteca</text:span> na organização e <text:span text:style-name="T12">gerenciamento </text:span>de empréstimos <text:span text:style-name="T11">e devoluções</text:span>. Fornece um serviço <text:span text:style-name="T9">com interface intuitiva, que não seja necessária uma </text:span></text:p>
      <text:p text:style-name="P20">formação específica do funcionário na área de informática.</text:p>
      <text:p text:style-name="P20"/>
      <text:p text:style-name="P16">4 Limites do Produto</text:p>
      <text:p text:style-name="P5"><text:tab/>O software conta com limitações, como:</text:p>
      <text:p text:style-name="P5"><text:tab/>-<text:span text:style-name="T12">Cliente</text:span> deve <text:span text:style-name="T12">fazer um cadastro para</text:span> <text:span text:style-name="T12">realiza</text:span>r um empréstimo;</text:p>
      <text:p text:style-name="P5"><text:tab/>-<text:span text:style-name="T9">O sistema não conta com sistemas de avaliação</text:span>;</text:p>
      <text:p text:style-name="P5"><text:tab/></text:p>
      <text:p text:style-name="P16">5 Requisitos Funcionais </text:p>
      <text:p text:style-name="P5"><text:tab/><text:tab/><text:span text:style-name="T2">RF_01:</text:span> – <text:span text:style-name="T8">Cadastro de livros: </text:span>O sistema cadastra os livros.</text:p>
      <text:p text:style-name="P6"><text:tab/><text:tab/><text:span text:style-name="T2">RF_02:</text:span> – <text:span text:style-name="T12">Visualização de livros: Dados dos livros podem ser visualizados.</text:span></text:p>
      <text:p text:style-name="P6"><text:tab/><text:tab/><text:span text:style-name="T2">RF_03:</text:span> – <text:span text:style-name="T12">Remoção de livros: Livros podem ser removidos do sistema</text:span>.</text:p>
      <text:p text:style-name="P6"><text:tab/><text:tab/><text:span text:style-name="T2">RF_04:</text:span> – <text:span text:style-name="T12">Cadastro de clientes: O sistema cadastra os clientes da biblioteca.</text:span></text:p>
      <text:p text:style-name="P6"><text:tab/><text:tab/><text:span text:style-name="T2">RF_05:</text:span> – <text:span text:style-name="T12">Empréstimo de livros a clientes: Livros podem ser emprestados a clientes.</text:span></text:p>
      <text:p text:style-name="P8"><text:span text:style-name="T2"><text:tab/><text:tab/>RF_06:</text:span> – <text:span text:style-name="T12">Devolução de livros: Livros podem ser devolvidos por clientes à biblioteca.</text:span></text:p>
      <text:p text:style-name="P9"><text:span text:style-name="T2"><text:tab/><text:tab/>RF_07:</text:span> – <text:span text:style-name="T17">Busca de livros por código: Livros podem ser consultados pelo código.//</text:span></text:p>
      <text:p text:style-name="P9"/>
      <text:p text:style-name="P3"/>
      <text:p text:style-name="P16">6 Requisitos Não Funcionais</text:p>
      <text:p text:style-name="P6"><text:tab/><text:tab/><text:span text:style-name="T2">RNF_01: O sistema será implementado na linguagem Java.//</text:span></text:p>
      <text:p text:style-name="P6"><text:tab/><text:tab/><text:span text:style-name="T2">RNF_02: Usabilidade: Usuário não deve fazer mais de 5 passos para realizar uma ação.</text:span></text:p>
      <text:p text:style-name="P6"><text:tab/><text:tab/><text:span text:style-name="T2">RNF_03: Memória: Não deve ocupar mais que 2GB de memória.</text:span></text:p>
      <text:p text:style-name="P6"><text:tab/><text:tab/><text:span text:style-name="T2">RNF_04: Desempenho: Sistema não deve demorar mais que 5 segundos para realizar uma <text:tab/><text:tab/>funcionalidade. </text:span></text:p>
      <text:p text:style-name="P7"><text:tab/><text:tab/><text:span text:style-name="T2">RNF_05: Segurança: Usuários não autenticados não podem realizar um empréstimo. </text:span></text:p>
      <text:p text:style-name="P6"/>
      <text:p text:style-name="P17">7 Perfil do Usuário</text:p>
      <text:p text:style-name="P6"><text:soft-page-break/><text:span text:style-name="T5"><text:s/><text:tab/></text:span><text:span text:style-name="T3">O usuário final será um funcionário da biblioteca, o sistema o auxiliará no trabalho. As suas </text:span><text:span text:style-name="T4">habilidades não incluem formações em cursos de informática, apenas que esteja habituado a sistemas similares.</text:span></text:p>
      <text:p text:style-name="P19"/>
      <text:p text:style-name="P13">7 User Stories e Testes de Aceitação //<text:span text:style-name="T18">2</text:span>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>US-01</text:p>
          </table:table-cell>
          <table:table-cell table:style-name="Tabela1.B1" office:value-type="string">
            <text:p text:style-name="P27">&lt;Cadastro de Livros&gt;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5" office:value-type="string">
            <text:p text:style-name="P27">Esta funcionalidade <text:span text:style-name="T13">permite que um objeto do tipo Livro (com título, código, gênero, autor, descrição e status) seja cadastrado no sistema.</text:span></text:p>
          </table:table-cell>
        </table:table-row>
        <table:table-row>
          <table:table-cell table:style-name="Tabela1.A2" office:value-type="string">
            <text:p text:style-name="P28">TA 1.1</text:p>
          </table:table-cell>
          <table:table-cell table:style-name="Tabela1.B5" office:value-type="string">
            <text:p text:style-name="P39">Exibe mensagem de cadastrado com sucesso.</text:p>
          </table:table-cell>
        </table:table-row>
        <table:table-row>
          <table:table-cell table:style-name="Tabela1.A2" office:value-type="string">
            <text:p text:style-name="P28">TA 1.2</text:p>
          </table:table-cell>
          <table:table-cell table:style-name="Tabela1.B5" office:value-type="string">
            <text:p text:style-name="P39">Dados ficam armazenados no sistema.</text:p>
          </table:table-cell>
        </table:table-row>
        <table:table-row>
          <table:table-cell table:style-name="Tabela1.A2" office:value-type="string">
            <text:p text:style-name="P28">TA 1.3</text:p>
          </table:table-cell>
          <table:table-cell table:style-name="Tabela1.B5" office:value-type="string">
            <text:p text:style-name="P39">Livro pode ser consultado após o cadastro.</text:p>
          </table:table-cell>
        </table:table-row>
      </table:table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US-0<text:span text:style-name="T2">2</text:span></text:p>
          </table:table-cell>
          <table:table-cell table:style-name="Tabela2.B1" office:value-type="string">
            <text:p text:style-name="P29">&lt;<text:span text:style-name="T14">Visualização de Livros</text:span>&gt;</text:p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B5" office:value-type="string">
            <text:p text:style-name="P40">Dados de um objeto Livro podem ser consultados a partir da busca por um código.</text:p>
          </table:table-cell>
        </table:table-row>
        <table:table-row>
          <table:table-cell table:style-name="Tabela2.A2" office:value-type="string">
            <text:p text:style-name="P30">TA <text:span text:style-name="T2">2.1</text:span></text:p>
          </table:table-cell>
          <table:table-cell table:style-name="Tabela2.B5" office:value-type="string">
            <text:p text:style-name="P40">Exibe os atributos do livro buscado.</text:p>
          </table:table-cell>
        </table:table-row>
        <table:table-row>
          <table:table-cell table:style-name="Tabela2.A2" office:value-type="string">
            <text:p text:style-name="P30"/>
          </table:table-cell>
          <table:table-cell table:style-name="Tabela2.B5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30"/>
          </table:table-cell>
          <table:table-cell table:style-name="Tabela2.B5" office:value-type="string">
            <text:p text:style-name="P29"/>
          </table:table-cell>
        </table:table-row>
      </table:table>
      <text:p text:style-name="P6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US-0<text:span text:style-name="T2">3</text:span></text:p>
          </table:table-cell>
          <table:table-cell table:style-name="Tabela3.B1" office:value-type="string">
            <text:p text:style-name="P29">&lt;<text:span text:style-name="T14">Remoção de Livros</text:span>&gt;</text:p>
          </table:table-cell>
        </table:table-row>
        <table:table-row>
          <table:table-cell table:style-name="Tabela3.A2" office:value-type="string">
            <text:p text:style-name="P35"/>
          </table:table-cell>
          <table:table-cell table:style-name="Tabela3.B5" office:value-type="string">
            <text:p text:style-name="P40">Um objeto do tipo Livro já cadastrado pode ser removido pelo usuário.</text:p>
          </table:table-cell>
        </table:table-row>
        <table:table-row>
          <table:table-cell table:style-name="Tabela3.A2" office:value-type="string">
            <text:p text:style-name="P30">TA <text:span text:style-name="T2">3</text:span>.1</text:p>
          </table:table-cell>
          <table:table-cell table:style-name="Tabela3.B5" office:value-type="string">
            <text:p text:style-name="P40">Exibe mensagem de removido com sucesso.</text:p>
          </table:table-cell>
        </table:table-row>
        <table:table-row>
          <table:table-cell table:style-name="Tabela3.A2" office:value-type="string">
            <text:p text:style-name="P30">TA <text:span text:style-name="T2">3</text:span>.2</text:p>
          </table:table-cell>
          <table:table-cell table:style-name="Tabela3.B5" office:value-type="string">
            <text:p text:style-name="P40">Caso o status do livro esteja indisponível, exibe mensagem de erro.//</text:p>
          </table:table-cell>
        </table:table-row>
        <table:table-row>
          <table:table-cell table:style-name="Tabela3.A2" office:value-type="string">
            <text:p text:style-name="P30">TA <text:span text:style-name="T2">3</text:span>.3</text:p>
          </table:table-cell>
          <table:table-cell table:style-name="Tabela3.B5" office:value-type="string">
            <text:p text:style-name="P40">Dados do objeto não poderão mais ser consultados.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US-0<text:span text:style-name="T2">4</text:span></text:p>
          </table:table-cell>
          <table:table-cell table:style-name="Tabela4.B1" office:value-type="string">
            <text:p text:style-name="P29">&lt;<text:span text:style-name="T14">Cadastro de Clientes</text:span>&gt;</text:p>
          </table:table-cell>
        </table:table-row>
        <table:table-row>
          <table:table-cell table:style-name="Tabela4.A2" office:value-type="string">
            <text:p text:style-name="P35"/>
          </table:table-cell>
          <table:table-cell table:style-name="Tabela4.B5" office:value-type="string">
            <text:p text:style-name="P40">Um objeto do tipo Cliente (com nome, matrícula, CPF, e-mail e senha) é cadastrado no sistema.</text:p>
          </table:table-cell>
        </table:table-row>
        <table:table-row>
          <table:table-cell table:style-name="Tabela4.A2" office:value-type="string">
            <text:p text:style-name="P30">TA <text:span text:style-name="T6">4</text:span>.1</text:p>
          </table:table-cell>
          <table:table-cell table:style-name="Tabela4.B5" office:value-type="string">
            <text:p text:style-name="P40">Retorna mensagem de cadastrado com sucesso.</text:p>
          </table:table-cell>
        </table:table-row>
        <table:table-row>
          <table:table-cell table:style-name="Tabela4.A2" office:value-type="string">
            <text:p text:style-name="P30">TA <text:span text:style-name="T6">4</text:span>.2</text:p>
          </table:table-cell>
          <table:table-cell table:style-name="Tabela4.B5" office:value-type="string">
            <text:p text:style-name="P40">Dados cadastrados devem ser armazenados no sistema.</text:p>
          </table:table-cell>
        </table:table-row>
        <table:table-row>
          <table:table-cell table:style-name="Tabela4.A2" office:value-type="string">
            <text:p text:style-name="P30"/>
          </table:table-cell>
          <table:table-cell table:style-name="Tabela4.B5" office:value-type="string">
            <text:p text:style-name="P36"/>
          </table:table-cell>
        </table:table-row>
      </table:table>
      <text:p text:style-name="P21"/>
      <text:p text:style-name="P2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2">US-0<text:span text:style-name="T14">5</text:span></text:p>
          </table:table-cell>
          <table:table-cell table:style-name="Tabela5.B1" office:value-type="string">
            <text:p text:style-name="P31">&lt;<text:span text:style-name="T15">Verificar disponibilidade de Livros</text:span>&gt;//<text:span text:style-name="T18">busca</text:span></text:p>
          </table:table-cell>
        </table:table-row>
        <table:table-row>
          <table:table-cell table:style-name="Tabela5.A2" office:value-type="string">
            <text:p text:style-name="P42"/>
          </table:table-cell>
          <table:table-cell table:style-name="Tabela5.B5" office:value-type="string">
            <text:p text:style-name="P43">Verifica o status de um objeto Livro solicitado.</text:p>
          </table:table-cell>
        </table:table-row>
        <table:table-row>
          <table:table-cell table:style-name="Tabela5.A2" office:value-type="string">
            <text:p text:style-name="P32">TA <text:span text:style-name="T6">4</text:span>.1</text:p>
          </table:table-cell>
          <table:table-cell table:style-name="Tabela5.B5" office:value-type="string">
            <text:p text:style-name="P43">Caso esteja disponível, retorna TRUE.//<text:span text:style-name="T18">usuario</text:span></text:p>
          </table:table-cell>
        </table:table-row>
        <table:table-row>
          <table:table-cell table:style-name="Tabela5.A2" office:value-type="string">
            <text:p text:style-name="P32">TA <text:span text:style-name="T6">4</text:span>.2</text:p>
          </table:table-cell>
          <table:table-cell table:style-name="Tabela5.B5" office:value-type="string">
            <text:p text:style-name="P43">Caso não esteja disponível, retorna FALSE.</text:p>
          </table:table-cell>
        </table:table-row>
        <table:table-row>
          <table:table-cell table:style-name="Tabela5.A2" office:value-type="string">
            <text:p text:style-name="P32"/>
          </table:table-cell>
          <table:table-cell table:style-name="Tabela5.B5" office:value-type="string">
            <text:p text:style-name="P37"/>
          </table:table-cell>
        </table:table-row>
      </table:table>
      <text:p text:style-name="P22"/>
      <text:p text:style-name="P25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34">US-0<text:span text:style-name="T15">6</text:span></text:p>
          </table:table-cell>
          <table:table-cell table:style-name="Tabela6.B1" office:value-type="string">
            <text:p text:style-name="P33">&lt;<text:span text:style-name="T15">Empréstimo de Livro a Clientes</text:span>&gt;</text:p>
          </table:table-cell>
        </table:table-row>
        <table:table-row>
          <table:table-cell table:style-name="Tabela6.A2" office:value-type="string">
            <text:p text:style-name="P44"/>
          </table:table-cell>
          <table:table-cell table:style-name="Tabela6.B5" office:value-type="string">
            <text:p text:style-name="P43">Sistema troca status dos livros disponíveis que foram solicitados pelo cliente.</text:p>
          </table:table-cell>
        </table:table-row>
        <table:table-row>
          <table:table-cell table:style-name="Tabela6.A2" office:value-type="string">
            <text:p text:style-name="P34">TA <text:span text:style-name="T6">4</text:span>.1</text:p>
          </table:table-cell>
          <table:table-cell table:style-name="Tabela6.B5" office:value-type="string">
            <text:p text:style-name="P41">Retorna mensagem de <text:span text:style-name="T15">empréstimo realizado com sucesso.</text:span></text:p>
          </table:table-cell>
        </table:table-row>
        <table:table-row>
          <table:table-cell table:style-name="Tabela6.A2" office:value-type="string">
            <text:p text:style-name="P34">TA <text:span text:style-name="T6">4</text:span>.2</text:p>
          </table:table-cell>
          <table:table-cell table:style-name="Tabela6.B5" office:value-type="string">
            <text:p text:style-name="P43">Retorna erro caso o livro não esteja disponível.</text:p>
          </table:table-cell>
        </table:table-row>
        <table:table-row>
          <table:table-cell table:style-name="Tabela6.A2" office:value-type="string">
            <text:p text:style-name="P46">TA 4.3</text:p>
          </table:table-cell>
          <table:table-cell table:style-name="Tabela6.B5" office:value-type="string">
            <text:p text:style-name="P45">Retorna data estimada para a devolução.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4">US-0<text:span text:style-name="T15">7</text:span></text:p>
          </table:table-cell>
          <table:table-cell table:style-name="Tabela7.B1" office:value-type="string">
            <text:p text:style-name="P33">&lt;<text:span text:style-name="T15">Devolução de Livros por Clientes</text:span>&gt;</text:p>
          </table:table-cell>
        </table:table-row>
        <table:table-row>
          <table:table-cell table:style-name="Tabela7.A2" office:value-type="string">
            <text:p text:style-name="P44"/>
          </table:table-cell>
          <table:table-cell table:style-name="Tabela7.B5" office:value-type="string">
            <text:p text:style-name="P43">Sistema troca status dos livros devolvidos que estavam em posse de um usuário.</text:p>
          </table:table-cell>
        </table:table-row>
        <table:table-row>
          <table:table-cell table:style-name="Tabela7.A2" office:value-type="string">
            <text:p text:style-name="P34">TA <text:span text:style-name="T6">4</text:span>.1</text:p>
          </table:table-cell>
          <table:table-cell table:style-name="Tabela7.B5" office:value-type="string">
            <text:p text:style-name="P41">Retorna mensagem de <text:span text:style-name="T15">devolução realizada com sucesso.</text:span></text:p>
          </table:table-cell>
        </table:table-row>
        <table:table-row>
          <table:table-cell table:style-name="Tabela7.A2" office:value-type="string">
            <text:p text:style-name="P34">TA <text:span text:style-name="T6">4</text:span>.2</text:p>
          </table:table-cell>
          <table:table-cell table:style-name="Tabela7.B5" office:value-type="string">
            <text:p text:style-name="P45">Caso o empréstimo tenha ultrapassado a data estimada de devolução, uma multa é aplicada.</text:p>
          </table:table-cell>
        </table:table-row>
        <table:table-row>
          <table:table-cell table:style-name="Tabela7.A2" office:value-type="string">
            <text:p text:style-name="P34"/>
          </table:table-cell>
          <table:table-cell table:style-name="Tabela7.B5" office:value-type="string">
            <text:p text:style-name="P38"/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2:46.088946345</meta:creation-date>
    <dc:date>2018-08-10T07:44:32.174613173</dc:date>
    <meta:editing-duration>PT33M45S</meta:editing-duration>
    <meta:editing-cycles>11</meta:editing-cycles>
    <meta:generator>LibreOffice/5.1.6.2$Linux_X86_64 LibreOffice_project/10m0$Build-2</meta:generator>
    <meta:document-statistic meta:table-count="7" meta:image-count="0" meta:object-count="0" meta:page-count="3" meta:paragraph-count="89" meta:word-count="631" meta:character-count="4075" meta:non-whitespace-character-count="3483"/>
  </office:meta>
</office:document-meta>
</file>